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05ba" officeooo:paragraph-rsid="000a05ba"/>
    </style:style>
    <style:style style:name="P2" style:family="paragraph" style:parent-style-name="Standard">
      <style:text-properties officeooo:rsid="000a05ba" officeooo:paragraph-rsid="00127613"/>
    </style:style>
    <style:style style:name="P3" style:family="paragraph" style:parent-style-name="Standard">
      <style:text-properties fo:color="#ff3333" officeooo:rsid="000a05ba" officeooo:paragraph-rsid="000a05ba"/>
    </style:style>
    <style:style style:name="P4" style:family="paragraph" style:parent-style-name="Standard">
      <style:text-properties fo:color="#ff3333" fo:font-weight="normal" officeooo:rsid="000ba6ed" officeooo:paragraph-rsid="00158917" style:font-weight-asian="normal" style:font-weight-complex="normal"/>
    </style:style>
    <style:style style:name="P5" style:family="paragraph" style:parent-style-name="Standard">
      <style:text-properties fo:color="#000000" fo:font-weight="bold" officeooo:rsid="000a05ba" officeooo:paragraph-rsid="000a05ba" style:font-weight-asian="bold" style:font-weight-complex="bold"/>
    </style:style>
    <style:style style:name="P6" style:family="paragraph" style:parent-style-name="Standard">
      <style:text-properties fo:color="#000000" fo:font-weight="bold" officeooo:rsid="000ba6ed" officeooo:paragraph-rsid="000ba6ed" style:font-weight-asian="bold" style:font-weight-complex="bold"/>
    </style:style>
    <style:style style:name="P7" style:family="paragraph" style:parent-style-name="Standard">
      <style:text-properties fo:color="#000000" fo:font-weight="bold" officeooo:rsid="000ba6ed" officeooo:paragraph-rsid="00127613" style:font-weight-asian="bold" style:font-weight-complex="bold"/>
    </style:style>
    <style:style style:name="P8" style:family="paragraph" style:parent-style-name="Standard">
      <style:text-properties fo:color="#000000" fo:font-weight="bold" officeooo:rsid="00127613" officeooo:paragraph-rsid="00127613" style:font-weight-asian="bold" style:font-weight-complex="bold"/>
    </style:style>
    <style:style style:name="P9" style:family="paragraph" style:parent-style-name="Standard">
      <style:text-properties fo:color="#000000" fo:font-weight="bold" officeooo:rsid="000a05ba" officeooo:paragraph-rsid="000a05ba" fo:background-color="#ffff00" style:font-weight-asian="bold" style:font-weight-complex="bold"/>
    </style:style>
    <style:style style:name="P10" style:family="paragraph" style:parent-style-name="Standard">
      <style:text-properties fo:color="#000000" fo:font-weight="normal" officeooo:rsid="000ba6ed" officeooo:paragraph-rsid="000ba6ed" style:font-weight-asian="normal" style:font-weight-complex="normal"/>
    </style:style>
    <style:style style:name="P11" style:family="paragraph" style:parent-style-name="Standard">
      <style:text-properties fo:color="#000000" fo:font-weight="normal" officeooo:rsid="000ba6ed" officeooo:paragraph-rsid="00158917" style:font-weight-asian="normal" style:font-weight-complex="normal"/>
    </style:style>
    <style:style style:name="P12" style:family="paragraph" style:parent-style-name="Standard">
      <style:text-properties fo:color="#000000" fo:font-weight="normal" officeooo:rsid="000d917b" officeooo:paragraph-rsid="000d917b" style:font-weight-asian="normal" style:font-weight-complex="normal"/>
    </style:style>
    <style:style style:name="P13" style:family="paragraph" style:parent-style-name="Standard">
      <style:text-properties fo:color="#000000" fo:font-weight="normal" officeooo:rsid="000d917b" officeooo:paragraph-rsid="00127613" style:font-weight-asian="normal" style:font-weight-complex="normal"/>
    </style:style>
    <style:style style:name="P14" style:family="paragraph" style:parent-style-name="Standard">
      <style:text-properties fo:color="#000000" fo:font-weight="normal" officeooo:rsid="00127613" officeooo:paragraph-rsid="00127613" style:font-weight-asian="normal" style:font-weight-complex="normal"/>
    </style:style>
    <style:style style:name="P15" style:family="paragraph" style:parent-style-name="Standard">
      <style:text-properties fo:color="#000000" fo:font-weight="normal" officeooo:rsid="00127613" officeooo:paragraph-rsid="00158917" style:font-weight-asian="normal" style:font-weight-complex="normal"/>
    </style:style>
    <style:style style:name="P16" style:family="paragraph" style:parent-style-name="Standard">
      <style:text-properties officeooo:rsid="00127613" officeooo:paragraph-rsid="00127613"/>
    </style:style>
    <style:style style:name="P17" style:family="paragraph" style:parent-style-name="Standard">
      <style:text-properties fo:color="#000000" fo:font-weight="normal" officeooo:rsid="0012cc53" officeooo:paragraph-rsid="00158917" style:font-weight-asian="normal" style:font-weight-complex="normal"/>
    </style:style>
    <style:style style:name="P18" style:family="paragraph" style:parent-style-name="Standard">
      <style:text-properties fo:color="#000000" fo:font-weight="normal" officeooo:rsid="00127613" officeooo:paragraph-rsid="00158917" style:font-weight-asian="normal" style:font-weight-complex="normal"/>
    </style:style>
    <style:style style:name="T1" style:family="text">
      <style:text-properties officeooo:rsid="000fce1c"/>
    </style:style>
    <style:style style:name="T2" style:family="text">
      <style:text-properties fo:color="#ff3333"/>
    </style:style>
    <style:style style:name="T3" style:family="text">
      <style:text-properties officeooo:rsid="00127613"/>
    </style:style>
    <style:style style:name="T4" style:family="text">
      <style:text-properties officeooo:rsid="0012b3b8"/>
    </style:style>
    <style:style style:name="T5" style:family="text">
      <style:text-properties officeooo:rsid="0012cc53"/>
    </style:style>
    <style:style style:name="T6" style:family="text">
      <style:text-properties officeooo:rsid="00158917"/>
    </style:style>
    <style:style style:name="T7" style:family="text">
      <style:text-properties officeooo:rsid="0015c1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cept : jeu d'expansion spatial hardcore. Chaque décision doit être savamment calculée pour ne pas se retrouver à cours de ressource. Les temps de récolte et de production sont longs et obligent à des choix précautioneux.</text:p>
      <text:p text:style-name="P5"/>
      <text:p text:style-name="P5"/>
      <text:p text:style-name="P5">Manoeuvrabilité des vaisseaux</text:p>
      <text:p text:style-name="P1"/>
      <text:p text:style-name="P1">Quand on sélectionne un vaisseau, on peut l'envoyer en mission vers une localité (planète, champ de minerai etc..). On peut lui assigner une destination seulement si :</text:p>
      <text:p text:style-name="P1"/>
      <text:p text:style-name="P1">- <text:span text:style-name="T1">cette destination correspond à une mission particulière : déplacement, minage, exploration spatiale etc... Ainsi, on peut connaître le coût en Carburant de la mission (si la mission suppose un aller-retour par exemple).</text:span></text:p>
      <text:p text:style-name="P1"/>
      <text:p text:style-name="P1">- la destination est une localité existante (on ne peut pas l'envoyer dans un coin vide de l'espace) – à l'exception des Sondes, qui peuvent être envoyé vers l'inconnu pour dévoiler de nouvelles localités</text:p>
      <text:p text:style-name="P1"/>
      <text:p text:style-name="P1">- il peut atteindre avec le fuel à sa disposition (on ne peut pas l'envoyer s'il n'a pas les moyens d'atteindre sa destination)</text:p>
      <text:p text:style-name="P1"/>
      <text:p text:style-name="P3">- il a suffisamment de fuel pour revenir de sa destination (ou bien la localité est capable de lui fournir du fuel) – ceci afin d'éviter qu'il se retrouve coincé une fois là-bas.</text:p>
      <text:p text:style-name="P1"/>
      <text:p text:style-name="P2"/>
      <text:p text:style-name="P8">Mission</text:p>
      <text:p text:style-name="P7"/>
      <text:p text:style-name="P13">Le coût en Carburant d'un<text:span text:style-name="T3">e mission</text:span> dépend de :</text:p>
      <text:p text:style-name="P13">- la distance à parcourir</text:p>
      <text:p text:style-name="P13">- le poids du vaisseau. On considère que la Cargaison et les Résevoirs de carburant ont un poids négligeable par rapport au vaisseau, et donc on ne les compte pas dans le poids du vaisseau.</text:p>
      <text:p text:style-name="P1"/>
      <text:p text:style-name="P16">Avant de valider une mission, on vérifie que le vaisseau dispose du Carburant nécessaire, sinon on <text:span text:style-name="T4">lui interdit le départ.</text:span></text:p>
      <text:p text:style-name="P16"/>
      <text:p text:style-name="P1"/>
      <text:p text:style-name="P6">Ressources et stockage</text:p>
      <text:p text:style-name="P6"/>
      <text:p text:style-name="P11">Les <text:span text:style-name="T3">infrastructures des planètes ainsi que les vaisseaux possèdent </text:span>deux types de stockage distincts :</text:p>
      <text:p text:style-name="P10"><text:s/>- <text:span text:style-name="T6">Stock de Minerais</text:span></text:p>
      <text:p text:style-name="P10">- <text:s/><text:span text:style-name="T6">Stock de</text:span> <text:span text:style-name="T6">C</text:span>arburant</text:p>
      <text:p text:style-name="P1"/>
      <text:p text:style-name="P15">Chaque ressource <text:span text:style-name="T5">de type</text:span> Minerai occupe un certain nombre d'emplacement<text:span text:style-name="T5">s</text:span> de stockage, en fonction de leur Poids. </text:p>
      <text:p text:style-name="P17">Les ressources de type Carburant <text:span text:style-name="T7">ont un poids de 1.</text:span></text:p>
      <text:p text:style-name="P15"/>
      <text:p text:style-name="P11"><text:span text:style-name="T6">De plus, les vaisseaux possèdent un Réservoir à carburant dédié à la propulsion du vaisseau. Il ne peut contenir qu'eun seul type de Carburant.</text:span> <text:span text:style-name="T2">Mais certains vaisseaux peuvent avoir plusieurs Réservoirs, permettant ainsi d'utiliser différents carburants (à tour de rôle).</text:span></text:p>
      <text:p text:style-name="P4">Par défaut, les vaisseaux utilisent le carburant du Réservoir 1 (dit "principal", puis celui des Résevoirs 2, 3, 4 etc..., dits "auxiliaires").</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36S</meta:editing-duration>
    <meta:editing-cycles>16</meta:editing-cycles>
    <meta:generator>LibreOffice/5.1.5.2$Windows_x86 LibreOffice_project/7a864d8825610a8c07cfc3bc01dd4fce6a9447e5</meta:generator>
    <dc:date>2017-10-11T00:37:15.736000000</dc:date>
    <meta:document-statistic meta:table-count="0" meta:image-count="0" meta:object-count="0" meta:page-count="1" meta:paragraph-count="20" meta:word-count="372" meta:character-count="2280" meta:non-whitespace-character-count="1923"/>
    <meta:user-defined meta:name="Info 1"/>
    <meta:user-defined meta:name="Info 2"/>
    <meta:user-defined meta:name="Info 3"/>
    <meta:user-defined meta:name="Info 4"/>
  </office:meta>
</office:document-meta>
</file>